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7cm" svg:height="0.87cm" draw:z-index="0"><draw:image xlink:href="../../odt/images/3032.png" xlink:type="simple" xlink:show="embed" xlink:actuate="onLoad"/></draw:frame></text:p>
          </table:table-cell>
          <table:table-cell table:style-name="Table1.B1" office:value-type="string">
            <text:h text:style-name="P6" text:outline-level="1">Импульс по срезу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6">C-</text:span>код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011cm" svg:height="1.529cm" draw:z-index="1"><draw:image xlink:href="../../odt/images/3032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">Блок ф</text:span>ормирует импульс величиной 1, длительностью в <text:span text:style-name="T8">один</text:span> шаг интегрирования, при изменении входной величины от нуля до единицы:</text:p>
            <text:p text:style-name="P3"><text:span text:style-name="T13"><draw:frame draw:style-name="fr3" draw:name="Объект1" text:anchor-type="as-char" svg:width="8.643cm" svg:height="1.25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3">,</text:span></text:p>
            <text:p text:style-name="P2"><text:span text:style-name="T3">где </text:span><text:span text:style-name="T3"><draw:frame draw:style-name="fr3" draw:name="Объект2" text:anchor-type="as-char" svg:width="1.087cm" svg:height="0.56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 – выходной сигнал блока, <text:s/></text:span><text:span text:style-name="T3"><draw:frame draw:style-name="fr3" draw:name="Объект3" text:anchor-type="as-char" svg:width="3.395cm" svg:height="0.564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– входной сигнал в текущий момент времени и на предыдущем временном шаге интегрирования.</text:span></text:p>
            <text:p text:style-name="P2"><text:span text:style-name="T14">Свойства</text:span>:<text:span text:style-name="T12"> </text:span><text:span text:style-name="T2">для работы блока свойства задавать не требуется.</text:span></text:p>
            <text:p text:style-name="P2"><text:span text:style-name="T5">Примечание</text:span><text:span text:style-name="T2">: если на вход блока подается не </text:span><text:span text:style-name="T4">логический</text:span><text:span text:style-name="T2">, а </text:span><text:span text:style-name="T4">действительный</text:span><text:span text:style-name="T2"> сигнал, то он считается </text:span><text:span text:style-name="T4">единичным</text:span><text:span text:style-name="T2"> при </text:span><text:span text:style-name="T2"><draw:frame draw:style-name="fr3" draw:name="Объект4" text:anchor-type="as-char" svg:width="2.073cm" svg:height="0.564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и </text:span><text:span text:style-name="T4">нулевым</text:span><text:span text:style-name="T2"> при </text:span><text:span text:style-name="T2"><draw:frame draw:style-name="fr3" draw:name="Объект5" text:anchor-type="as-char" svg:width="2.073cm" svg:height="0.564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7">: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 по срезу</dc:title>
    <dc:date>2014-12-01T18:45:52.90</dc:date>
    <meta:generator>OpenOffice/4.1.1$Win32 OpenOffice.org_project/411m6$Build-9775</meta:generator>
    <meta:editing-duration>PT2H11M1S</meta:editing-duration>
    <meta:editing-cycles>113</meta:editing-cycles>
    <meta:document-statistic meta:table-count="1" meta:image-count="2" meta:object-count="5" meta:page-count="1" meta:paragraph-count="11" meta:word-count="77" meta:character-count="49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gt;</mo>
        <mn>0.5</mn>
      </mrow>
    </mrow>
    <annotation encoding="StarMath 5.0">u(t) &gt; 0.5</annotation>
  </semantics>
</math>
</file>

<file path=Object 2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lt;</mo>
        <mn>0.5</mn>
      </mrow>
    </mrow>
    <annotation encoding="StarMath 5.0">u(t) &lt; 0.5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=</mo>
                        <mn>0</mn>
                      </mrow>
                      <mo stretchy="false">=</mo>
                      <mrow>
                        <mo stretchy="false">¬</mo>
                        <mi>u</mi>
                      </mrow>
                    </mrow>
                    <mrow>
                      <mrow>
                        <mo stretchy="false">(</mo>
                        <mrow>
                          <mrow>
                            <mi>t</mi>
                            <mo stretchy="false">−</mo>
                            <mo stretchy="false">Δ</mo>
                          </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¬</mo>
                        <mn>1</mn>
                      </mrow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во</mi>
                    <mi mathvariant="italic">всех</mi>
                    <mi mathvariant="italic">остальных</mi>
                    <mi mathvariant="italic">случаях</mi>
                    <mi>;</mi>
                  </mrow>
                </mtd>
              </mtr>
            </mtable>
          </mrow>
        </mrow>
      </mrow>
    </mrow>
    <annotation encoding="StarMath 5.0">y(t) = left lbrace stack{
alignl 1, ~ если u(t) = 0 = neg u(t- %DELTA t) = neg 1; #
alignl 0, ~ во всех остальных случаях;  }
right none
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i>,</mi>
      <mi/>
      <mi>u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(t), ~ u(t- %DELTA t)</annotation>
  </semantics>
</math>
</file>